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c5b3"/>
    </style:style>
    <style:style style:name="P2" style:family="paragraph" style:parent-style-name="Standard">
      <style:text-properties officeooo:paragraph-rsid="0016c5b3"/>
    </style:style>
    <style:style style:name="T1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8pt" fo:font-weight="bold" style:font-size-asian="18pt" style:language-asian="ru" style:country-asian="RU" style:font-weight-asian="bold" style:font-name-complex="Times New Roman1" style:font-size-complex="18pt"/>
    </style:style>
    <style:style style:name="T4" style:family="text">
      <style:text-properties style:font-name="Times New Roman" fo:font-size="18pt" fo:font-weight="bold" officeooo:rsid="0016c5b3" style:font-size-asian="18pt" style:language-asian="ru" style:country-asian="RU" style:font-weight-asian="bold" style:font-name-complex="Times New Roman1" style:font-size-complex="18pt"/>
    </style:style>
    <style:style style:name="T5" style:family="text">
      <style:text-properties style:font-name="Times New Roman" fo:font-size="18pt" fo:font-weight="bold" officeooo:rsid="001a3373" style:font-size-asian="18pt" style:language-asian="ru" style:country-asian="RU" style:font-weight-asian="bold" style:font-name-complex="Times New Roman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language-asian="ru" style:country-asian="RU" style:font-name-complex="Times New Roman1" style:font-size-complex="14pt"/>
    </style:style>
    <style:style style:name="T7" style:family="text">
      <style:text-properties fo:color="#000000" loext:opacity="100%" style:font-name="Times New Roman" fo:font-size="14pt" style:font-size-asian="14pt" style:language-asian="ru" style:country-asian="RU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Отчет по практическому заданию №</text:span><text:span text:style-name="T5">5</text:span><text:span text:style-name="T3">.</text:span><text:span text:style-name="T3"/></text:p>
      <text:p text:style-name="P1"/>
      <text:p text:style-name="P2"><text:span text:style-name="T1">Дисциплина:</text:span><text:span text:style-name="T2"> </text:span><text:a xlink:type="simple" xlink:href="https://online-edu.mirea.ru/course/view.php?id=12962" text:style-name="Internet_20_link" text:visited-style-name="Visited_20_Internet_20_Link"><text:span text:style-name="T6">Программирование корпоративных систем</text:span></text:a><text:span text:style-name="T7"> </text:span><text:span text:style-name="T2"/></text:p>
      <text:p text:style-name="P2"><text:span text:style-name="T1">Выполнил:</text:span><text:span text:style-name="T2"> Селакович Никола</text:span><text:span text:style-name="T2"/></text:p>
      <text:p text:style-name="P2"><text:span text:style-name="T1">Группа:</text:span><text:span text:style-name="T2"> ЭФБО-01-22<text:line-break/><text:line-break/>https://github.com/nikolaselak/pks-mirea-4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7:04:47.783000000</meta:creation-date>
    <dc:date>2024-04-20T13:03:02.152000000</dc:date>
    <meta:editing-duration>PT1M27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4" meta:word-count="15" meta:character-count="172" meta:non-whitespace-character-count="159"/>
  </office:meta>
</office:document-meta>
</file>